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1F00003CD80000385A0DB22DC2.svm"/>
  <manifest:file-entry manifest:media-type="" manifest:full-path="Pictures/200000090000349C00002C8DCFD60C01.svm"/>
  <manifest:file-entry manifest:media-type="" manifest:full-path="Pictures/2000000900002CA70000018EE0806FE4.svm"/>
  <manifest:file-entry manifest:media-type="" manifest:full-path="Pictures/2000000900003EF2000026C327C93252.svm"/>
  <manifest:file-entry manifest:media-type="" manifest:full-path="Pictures/2000000900003F7600003A4C77E23B37.svm"/>
  <manifest:file-entry manifest:media-type="" manifest:full-path="Pictures/2000000900001B3000000CEC8A39888D.svm"/>
  <manifest:file-entry manifest:media-type="" manifest:full-path="Pictures/2000000900002A460000027C10DED554.svm"/>
  <manifest:file-entry manifest:media-type="" manifest:full-path="Pictures/20000009000055C900003629EDD2982A.svm"/>
  <manifest:file-entry manifest:media-type="" manifest:full-path="Pictures/2000000900002ED30000205A41B5D4B5.svm"/>
  <manifest:file-entry manifest:media-type="" manifest:full-path="Pictures/20000009000033C900001FBCA4CD9976.svm"/>
  <manifest:file-entry manifest:media-type="" manifest:full-path="Pictures/200000090000207500000F82D7A1DB53.svm"/>
  <manifest:file-entry manifest:media-type="" manifest:full-path="Pictures/200000090000103B000009194B1188CE.svm"/>
  <manifest:file-entry manifest:media-type="" manifest:full-path="Pictures/200000090000441D00003B1F0E90C94A.svm"/>
  <manifest:file-entry manifest:media-type="" manifest:full-path="Pictures/200000090000154B0000087B37BE547E.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I. Préparation</text:h>
      <text:p text:style-name="Standard">1)</text:p>
      <text:p text:style-name="Standard"/>
      <text:p text:style-name="Standard"><draw:frame draw:style-name="fr1" draw:name="images1" text:anchor-type="paragraph" svg:x="2.004cm" svg:y="0.161cm" svg:width="12.98cm" svg:height="7.821cm" draw:z-index="0"><draw:image xlink:href="Pictures/20000009000033C900001FBCA4CD9976.svm" xlink:type="simple" xlink:show="embed" xlink:actuate="onLoad"/></draw:frame></text:p>
      <text:p text:style-name="Standard"/>
      <text:p text:style-name="Standard">2)</text:p>
      <text:p text:style-name="Standard">grandeur réglée:débit d'eau</text:p>
      <text:p text:style-name="Standard">grandeur réglante:débit rentrant </text:p>
      <text:p text:style-name="Standard">grandeur perturbatrice :débit sorta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3)</text:p>
      <text:p text:style-name="Standard"/>
      <text:p text:style-name="Standard"><draw:frame draw:style-name="fr2" draw:name="images2" text:anchor-type="paragraph" svg:width="13.467cm" svg:height="11.405cm" draw:z-index="1"><draw:image xlink:href="Pictures/200000090000349C00002C8DCFD60C01.svm" xlink:type="simple" xlink:show="embed" xlink:actuate="onLoad"/></draw:frame></text:p>
      <text:p text:style-name="Standard"/>
      <text:p text:style-name="Standard">4)</text:p>
      <text:p text:style-name="Standard"/>
      <text:p text:style-name="Standard"><draw:frame draw:style-name="fr2" draw:name="images3" text:anchor-type="paragraph" svg:width="11.432cm" svg:height="0.399cm" draw:z-index="2"><draw:image xlink:href="Pictures/2000000900002CA70000018EE0806FE4.svm" xlink:type="simple" xlink:show="embed" xlink:actuate="onLoad"/></draw:frame></text:p>
      <text:p text:style-name="Standard"/>
      <text:p text:style-name="Standard"/>
      <text:p text:style-name="Standard">5)</text:p>
      <text:p text:style-name="Standard"/>
      <text:p text:style-name="Standard">Quand on augmente la valeur de la commande, la vanne s'ouvre plus donc le débit d'eau augmente donc la mesure augmente donc le procédé est direct et il faut régler le régulateur avec une action inverse.</text:p>
      <text:p text:style-name="Standard"/>
      <text:p text:style-name="Standard">6)</text:p>
      <text:p text:style-name="Standard">C'est le paramètre ACT que l'on modifie</text:p>
      <text:p text:style-name="Standard"><draw:frame draw:style-name="fr2" draw:name="images4" text:anchor-type="paragraph" svg:width="8.31cm" svg:height="3.971cm" draw:z-index="3"><draw:image xlink:href="Pictures/200000090000207500000F82D7A1DB53.svm" xlink:type="simple" xlink:show="embed" xlink:actuate="onLoad"/></draw:frame></text:p>
      <text:p text:style-name="Standard"/>
      <text:p text:style-name="Standard"/>
      <text:p text:style-name="Standard"><text:soft-page-break/>7)</text:p>
      <text:p text:style-name="Standard"/>
      <text:p text:style-name="Standard"><draw:frame draw:style-name="fr2" draw:name="images5" text:anchor-type="paragraph" svg:width="10.821cm" svg:height="0.637cm" draw:z-index="4"><draw:image xlink:href="Pictures/2000000900002A460000027C10DED554.svm" xlink:type="simple" xlink:show="embed" xlink:actuate="onLoad"/></draw:frame></text:p>
      <text:p text:style-name="Standard"><draw:frame draw:style-name="fr2" draw:name="images6" text:anchor-type="paragraph" svg:width="15.575cm" svg:height="14.427cm" draw:z-index="5"><draw:image xlink:href="Pictures/2000031F00003CD80000385A0DB22DC2.svm" xlink:type="simple" xlink:show="embed" xlink:actuate="onLoad"/></draw:frame></text:p>
      <text:p text:style-name="Standard">8)</text:p>
      <text:p text:style-name="Standard"/>
      <text:p text:style-name="Standard">Le procédé est naturellement stable car à une variation finit de la commande on a une variation finit de la mes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II. Réglage de la boucle</text:h>
      <text:p text:style-name="Text_20_body">1)</text:p>
      <text:p text:style-name="Standard"/>
      <text:p text:style-name="Standard"><draw:frame draw:style-name="fr3" draw:name="images7" text:anchor-type="paragraph" svg:width="16.245cm" svg:height="14.924cm" draw:z-index="6"><draw:image xlink:href="Pictures/2000000900003F7600003A4C77E23B37.svm" xlink:type="simple" xlink:show="embed" xlink:actuate="onLoad"/></draw:frame></text:p>
      <text:p text:style-name="Standard"><draw:frame draw:style-name="fr2" draw:name="images8" text:anchor-type="paragraph" svg:width="16.113cm" svg:height="9.924cm" draw:z-index="7"><draw:image xlink:href="Pictures/2000000900003EF2000026C327C93252.svm" xlink:type="simple" xlink:show="embed" xlink:actuate="onLoad"/></draw:frame><text:soft-page-break/></text:p>
      <text:p text:style-name="Standard"/>
      <text:p text:style-name="Standard"><draw:frame draw:style-name="fr3" draw:name="images9" text:anchor-type="paragraph" svg:width="17cm" svg:height="10.732cm" draw:z-index="8"><draw:image xlink:href="Pictures/20000009000055C900003629EDD2982A.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2)</text:p>
      <text:p text:style-name="Standard"/>
      <text:p text:style-name="Standard"><draw:frame draw:style-name="fr2" draw:name="images10" text:anchor-type="paragraph" svg:width="5.45cm" svg:height="2.171cm" draw:z-index="9"><draw:image xlink:href="Pictures/200000090000154B0000087B37BE547E.svm" xlink:type="simple" xlink:show="embed" xlink:actuate="onLoad"/></draw:frame></text:p>
      <text:p text:style-name="Standard"><text:tab/><text:tab/></text:p>
      <text:p text:style-name="Standard"><draw:frame draw:style-name="fr2" draw:name="images12" text:anchor-type="paragraph" svg:width="4.156cm" svg:height="2.328cm" draw:z-index="11"><draw:image xlink:href="Pictures/200000090000103B000009194B1188CE.svm" xlink:type="simple" xlink:show="embed" xlink:actuate="onLoad"/></draw:frame></text:p>
      <text:p text:style-name="Standard">3)</text:p>
      <text:p text:style-name="Standard"/>
      <text:p text:style-name="Standard"><draw:frame draw:style-name="fr2" draw:name="images11" text:anchor-type="paragraph" svg:width="11.987cm" svg:height="8.281cm" draw:z-index="10"><draw:image xlink:href="Pictures/2000000900002ED30000205A41B5D4B5.svm" xlink:type="simple" xlink:show="embed" xlink:actuate="onLoad"/></draw:frame></text:p>
      <text:p text:style-name="Standard"/>
      <text:p text:style-name="Standard">4)</text:p>
      <text:p text:style-name="Standard"/>
      <text:p text:style-name="Standard"/>
      <text:p text:style-name="Standard"><draw:frame draw:style-name="fr2" draw:name="images13" text:anchor-type="paragraph" svg:width="6.96cm" svg:height="3.307cm" draw:z-index="12"><draw:image xlink:href="Pictures/2000000900001B3000000CEC8A39888D.svm" xlink:type="simple" xlink:show="embed" xlink:actuate="onLoad"/></draw:frame></text:p>
      <text:p text:style-name="Standard"/>
      <text:p text:style-name="Standard"/>
      <text:p text:style-name="Standard"/>
      <text:p text:style-name="Standard"/>
      <text:p text:style-name="Standard"/>
      <text:p text:style-name="Standard"><text:soft-page-break/>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III. Performances</text:h>
      <text:p text:style-name="Standard">1)</text:p>
      <text:p text:style-name="Standard"><draw:frame draw:style-name="fr4" draw:name="images14" text:anchor-type="paragraph" svg:width="17cm" svg:height="14.748cm" draw:z-index="13"><draw:image xlink:href="Pictures/200000090000441D00003B1F0E90C94A.svm" xlink:type="simple" xlink:show="embed" xlink:actuate="onLoad"/></draw:frame>erreur statique nul. </text:p>
      <text:p text:style-name="Standard"/>
      <text:p text:style-name="Standard"/>
      <text:p text:style-name="Standard"/>
      <text:p text:style-name="Standard"/>
      <text:p text:style-name="Standard"/>
      <text:p text:style-name="Standard"><text:soft-page-break/>2)</text:p>
      <text:p text:style-name="Standard"/>
      <text:p text:style-name="Standard">il est déjà optimiser, a chaque fois que je touche une valeur il deviens ins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Mangal" style:font-size-complex="24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20-01-26T15:00:15.06</meta:creation-date>
    <dc:date>2020-01-26T17:56:39.75</dc:date>
    <meta:editing-duration>PT2H56M25S</meta:editing-duration>
    <meta:editing-cycles>9</meta:editing-cycles>
    <meta:generator>LibreOffice/3.3$Win32 LibreOffice_project/330m19$Build-202</meta:generator>
    <meta:document-statistic meta:table-count="0" meta:image-count="14" meta:object-count="0" meta:page-count="8" meta:paragraph-count="27" meta:word-count="116" meta:character-count="643"/>
  </office:meta>
</office:document-meta>
</file>